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b1a" officeooo:paragraph-rsid="000deb1a"/>
    </style:style>
    <style:style style:name="P2" style:family="paragraph" style:parent-style-name="Standard">
      <style:text-properties officeooo:rsid="000ee6fc" officeooo:paragraph-rsid="000ee6fc"/>
    </style:style>
    <style:style style:name="P3" style:family="paragraph" style:parent-style-name="Standard">
      <style:text-properties officeooo:rsid="000ee6fc" officeooo:paragraph-rsid="0010f7fa"/>
    </style:style>
    <style:style style:name="P4" style:family="paragraph" style:parent-style-name="Standard">
      <style:text-properties officeooo:rsid="0010f7fa" officeooo:paragraph-rsid="0010f7fa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deb1a" officeooo:paragraph-rsid="000deb1a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0f7fa" officeooo:paragraph-rsid="0010f7fa"/>
    </style:style>
    <style:style style:name="P7" style:family="paragraph" style:parent-style-name="Standard">
      <style:text-properties officeooo:rsid="00151eb9" officeooo:paragraph-rsid="00151eb9"/>
    </style:style>
    <style:style style:name="T1" style:family="text">
      <style:text-properties officeooo:rsid="000fc0a2"/>
    </style:style>
    <style:style style:name="T2" style:family="text">
      <style:text-properties officeooo:rsid="0010f7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9581" style:font-weight-asian="bold" style:font-weight-complex="bold"/>
    </style:style>
    <style:style style:name="T5" style:family="text">
      <style:text-properties fo:font-weight="bold" officeooo:rsid="00187fa0" style:font-weight-asian="bold" style:font-weight-complex="bold"/>
    </style:style>
    <style:style style:name="T6" style:family="text">
      <style:text-properties officeooo:rsid="00169581"/>
    </style:style>
    <style:style style:name="T7" style:family="text">
      <style:text-properties officeooo:rsid="00187fa0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800000" fo:font-weight="bold" officeooo:rsid="00187fa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andos Linux</text:p>
      <text:p text:style-name="P1"/>
      <text:p text:style-name="P2"><text:span text:style-name="T3">man</text:span> → manual de comandos <text:span text:style-name="T1">d</text:span>o linux.</text:p>
      <text:p text:style-name="P1"><text:span text:style-name="T3">pwd</text:span> → saber em qual diretorio esta.</text:p>
      <text:p text:style-name="P2"><text:span text:style-name="T3">ls</text:span> → Listar arquivos e diretorios.</text:p>
      <text:p text:style-name="P2"><text:tab/><text:span text:style-name="T3">-l</text:span> → lista com informações de cada um.</text:p>
      <text:p text:style-name="P2"><text:tab/><text:span text:style-name="T3">-la</text:span> → lista todos até os ocultos</text:p>
      <text:p text:style-name="P2"><text:span text:style-name="T3">echo</text:span> → pode imprimir no terminal ou posso gravar a sua saida em um arquivo </text:p>
      <text:p text:style-name="P2"><text:tab/><text:tab/><text:span text:style-name="T9">E</text:span><text:span text:style-name="T8">x</text:span>: echo “Bem vindo” &gt; bemvindo.txt</text:p>
      <text:p text:style-name="P3"><text:tab/> <text:s text:c="5"/><text:tab/> <text:s text:c="6"/>echo “<text:span text:style-name="T2">Tarciso</text:span>” &gt;<text:span text:style-name="T2">&gt;</text:span> bemvindo.txt →<text:span text:style-name="T2"> adiciona string ao mesmo arquivo</text:span></text:p>
      <text:p text:style-name="P2"><text:span text:style-name="T3">cat</text:span> → lê arquivos.</text:p>
      <text:p text:style-name="P4"><text:span text:style-name="T3">rm</text:span> → remove arquivos.</text:p>
      <text:p text:style-name="P4"><text:tab/><text:span text:style-name="T3">-r</text:span> → remove todos arquivos e diretórios recursivamente.</text:p>
      <text:p text:style-name="P4"><text:span text:style-name="T3">rmdir</text:span> → <text:s/>remove diretorios</text:p>
      <text:p text:style-name="P7"><text:span text:style-name="T3">mv</text:span> → move arquivo ou diretório e pode renomear aquivos também.</text:p>
      <text:p text:style-name="P7"><text:span text:style-name="T3">cp</text:span> → cópia arquivos ou diretórios.</text:p>
      <text:p text:style-name="P7"><text:tab/><text:span text:style-name="T3">-</text:span><text:span text:style-name="T4">r</text:span><text:span text:style-name="T6"> → cópia diretório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3-06T12:03:09.207245253</meta:creation-date>
    <dc:date>2016-03-17T20:29:50.019570183</dc:date>
    <dc:creator>Tarciso Torres</dc:creator>
    <meta:editing-duration>PT22M16S</meta:editing-duration>
    <meta:editing-cycles>9</meta:editing-cycles>
    <meta:generator>LibreOffice/5.0.3.2$Linux_X86_64 LibreOffice_project/00m0$Build-2</meta:generator>
    <meta:document-statistic meta:table-count="0" meta:image-count="0" meta:object-count="0" meta:page-count="1" meta:paragraph-count="16" meta:word-count="109" meta:character-count="621" meta:non-whitespace-character-count="505"/>
  </office:meta>
</office:document-meta>
</file>